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C8000000C82E1856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.9717in" svg:height="6.9717in" draw:z-index="0"><draw:image xlink:href="Pictures/10000201000000C8000000C82E18562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8T11:14:38.937608266</meta:creation-date>
    <meta:print-date>2014-09-18T11:15:42.325711872</meta:print-date>
    <dc:date>2014-09-18T11:16:21.161013669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